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2/21/17</text:p>
      <text:p text:style-name="Standard"/>
      <text:p text:style-name="P1">Reading Notes Week 7</text:p>
      <text:p text:style-name="P1">- Kroppenberg 2010 -</text:p>
      <text:p text:style-name="P1"/>
      <text:p text:style-name="P2"/>
      <text:p text:style-name="P2">Kroppenberg, Inge. "Law, Religion, and Constitution of the Vestal Virgins." <text:span text:style-name="T1">Law and Literature</text:span> 22, no. 3 (2010): 418-39. doi:10.1525/2010.22.3.418.</text:p>
      <text:p text:style-name="P2"/>
      <text:p text:style-name="P2"/>
      <text:p text:style-name="P2">Thesis:</text:p>
      <text:p text:style-name="P2"><text:tab/>During the course of this article author Inge Kroppenberg looked to place the important role of the Vestal Virgins at the center of the political, religious and legal life during the years of the Roman Republic. <text:s/>This article looks to provide evidence towards a greater influence of the Vestal Virgins, one more so then originally assumed. <text:s/>Kroppenberg displays in this article facts towards the Vestal Virgins being considered totems of the republic, and as the author describes them as the guardians between order and chaos. <text:s/></text:p>
      <text:p text:style-name="P2"/>
      <text:p text:style-name="P2">Evidence:</text:p>
      <text:p text:style-name="P2"><text:tab/>Kroppenberg divided the article into different sections beginning with the social and civil life of the Vestal Virgins. <text:s/>Kroppenberg makes note of the fact that the Vestal Virgins made a habit of being within the eyes of the public. <text:s/>Gaining a great deal of admiration from the other high ranking officials in the government such as Praetors and Consuls, even making a mention of the <text:span text:style-name="T2">fasces</text:span> being lowered in their presence (420). <text:s/>Continuing on, the author makes not of the shrine of Vesta being located near the forum, the center of the Rome. <text:s/>Kroppenberg then mentions that the Vestal Virgins were charged with holding many different public and legal documents including wills for Caesar and Augustus (421). The author then tells of the legal implications of holding the title of Vestal Virgin, including a great deal of privileges held by no other woman in Rome at the time (423). <text:s/>Kroppenberg also looks into the ritual of becoming a Vestal Virgin, including in the article that the rituals of the Vestals emulated the foundation of the Roman Republic (424). <text:s/>This level of importance in the ritual provides information towards how the Roman state viewed the priestesses, that their ritual exemplified the law and order Rome provided. <text:s/></text:p>
      <text:p text:style-name="P2"><text:tab/>The next section Kroppenberg goes into is the religious status of the Vestal Virgins. <text:s/>In this section the author looks at how the Vestal Virgins were fully involved into the organizations of Roman priests (425). <text:s/>The Vestal Virgins were given the full charge to facilitate all communication by the Roman people to this particular goddess. <text:s/>However they with all the pull they would still answer in some cases to the Pontifex Maximus (425-426). <text:s/></text:p>
      <text:p text:style-name="P2"><text:tab/>Kroppenberg then mentions that the Vestal's virginity was one trait of these priestesses that would have a great deal of influence in the political and legal world (426). <text:s/>The virginity according to Kroppenberg was a symbolism of the Roman Republic itself. <text:s/>Kroppenberg then moves the article to the subject of the legal sphere and towards the Vestal Virgin's influence in this realm. <text:s/>Going forward with the idea that the Vestal Virgins were the embodiment of the Roman Republic, Kroppenberg mentions the story of Lucretia and the Tarquins as an example towards the symbol of Rome being embodied in a single human. <text:s/>However the author mentions that since the Vestal Virgins embodied <text:soft-page-break/>Rome's foundation, purity was a factor (427-428). <text:s/>This would, according to Kroppenberg, place Lucretia and the Vestal Virgins on similar footing. <text:s/></text:p>
      <text:p text:style-name="P2"><text:tab/>Continuing on with the subject of the Vestal's virginity, Kroppenberg makes mention of what would be to happen if a Vestal Virgin was no longer a virgin. <text:s/>Kroppenberg mentions that the title would be stripped from the woman and this would be almost be placing Rome in danger (428-429). <text:s text:c="3"/>If this incident were to come to pass the Roman people would be in panic, as stated by Kroppenberg, the city fear complete loss of civilized order (429). <text:s/>Kroppenberg continues with the discussion regarding the unchaste Vestals, mentioning that the Pontifex Maximus was placed as the judge as he was judge for all things of the divine and human (430). <text:s/>With Kroppenberg mentioning the consequences of this action, they also spend time covering times the Vestal Virgins found ways of exonerating themselves. <text:s/>Kroppenberg tells of stories of Vestal Virgins performing unbelievable tasks and being freed from all their charges (431). <text:s/>Kroppenberg then closes the article to mention that the reasons for such harsh consequences speak to the importance of the Vestal Virgins to the Roman people's hope to rid themselves of anything unholy (432). <text:s/></text:p>
      <text:p text:style-name="P2"/>
      <text:p text:style-name="P2">Conclusion/Reaction:</text:p>
      <text:p text:style-name="P2"><text:tab/> <text:s/>Kroppenberg concludes this article by again classifies the Vestal Virgins to be standing on the boundary of order and chaos. <text:s/>Kroppenberg cites the separation of law, religion and politics towards what made the the Roman political system very successful. <text:s/>At the same time the author mentions that this system was on under constant threat of collapse. <text:s/>In this article Kroppenberg fully explains the full extent of the influence Vestal Virgins had within the Roman Republic and the Pricipate. EN: This article had a great deal of evidence that placed the Vestal Virgins in very high regard within the Roman political, religious and legal scenes. <text:s/>The latter portion of the article covered scenarios if Vestal Virgins were no longer virgins, spending shorter parts of the article to explain the other points. <text:s/>This article definitely expresses the amount of influence the Vestal Virgins held within the Roman socie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5:43:06</meta:creation-date>
    <dc:date>2017-02-21T22:02:17</dc:date>
    <meta:editing-duration>PT5H14M6S</meta:editing-duration>
    <meta:editing-cycles>5</meta:editing-cycles>
    <meta:generator>OpenOffice.org/3.4.1$Unix OpenOffice.org_project/341m1$Build-9593</meta:generator>
    <meta:document-statistic meta:table-count="0" meta:image-count="0" meta:object-count="0" meta:page-count="2" meta:paragraph-count="16" meta:word-count="861" meta:character-count="5363"/>
  </office:meta>
</office:document-meta>
</file>